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4.04mm" table:align="left" fo:keep-with-next="always"/>
    </style:style>
    <style:style style:name="Table9.A" style:family="table-column">
      <style:table-column-properties style:column-width="10.02mm"/>
    </style:style>
    <style:style style:name="Table9.B" style:family="table-column">
      <style:table-column-properties style:column-width="114.92mm"/>
    </style:style>
    <style:style style:name="Table9.C" style:family="table-column">
      <style:table-column-properties style:column-width="59.11mm"/>
    </style:style>
    <style:style style:name="Table9.1" style:family="table-row">
      <style:table-row-properties style:min-row-height="20mm"/>
    </style:style>
    <style:style style:name="Table9.A1" style:family="table-cell">
      <style:table-cell-properties fo:padding="0.97mm" fo:border="none"/>
    </style:style>
    <style:style style:name="Table9.C1" style:family="table-cell">
      <style:table-cell-properties style:vertical-align="" fo:padding="0.97mm" fo:border="none"/>
    </style:style>
    <style:style style:name="Table9.C2" style:family="table-cell">
      <style:table-cell-properties style:vertical-align="bottom" fo:padding="0.97mm" fo:border="none"/>
    </style:style>
    <style:style style:name="Table5" style:family="table">
      <style:table-properties style:width="184.04mm" table:align="left" fo:keep-with-next="always" style:may-break-between-rows="false"/>
    </style:style>
    <style:style style:name="Table5.A" style:family="table-column">
      <style:table-column-properties style:column-width="184.04mm"/>
    </style:style>
    <style:style style:name="Table5.1" style:family="table-row">
      <style:table-row-properties style:min-row-height="0.11mm"/>
    </style:style>
    <style:style style:name="Table5.A1" style:family="table-cell">
      <style:table-cell-properties style:vertical-align="middle" fo:padding="0.97mm" fo:border="none"/>
    </style:style>
    <style:style style:name="Table5.A2" style:family="table-cell">
      <style:table-cell-properties style:vertical-align="" fo:padding-left="1.01mm" fo:padding-right="1.01mm" fo:padding-top="0mm" fo:padding-bottom="0mm" fo:border="none"/>
    </style:style>
    <style:style style:name="Table5.A5" style:family="table-cell">
      <style:table-cell-properties style:vertical-align="middle" fo:padding-left="1.01mm" fo:padding-right="1.01mm" fo:padding-top="0mm" fo:padding-bottom="0mm" fo:border="none"/>
    </style:style>
    <style:style style:name="Table5.8" style:family="table-row">
      <style:table-row-properties fo:keep-together="always"/>
    </style:style>
    <style:style style:name="Table3" style:family="table">
      <style:table-properties style:width="184.71mm" fo:margin-left="0mm" fo:margin-right="-0.11mm" table:align="margins" fo:keep-with-next="auto" style:may-break-between-rows="true"/>
    </style:style>
    <style:style style:name="Table3.A" style:family="table-column">
      <style:table-column-properties style:column-width="7.18mm" style:rel-column-width="2547*"/>
    </style:style>
    <style:style style:name="Table3.B" style:family="table-column">
      <style:table-column-properties style:column-width="94.35mm" style:rel-column-width="33474*"/>
    </style:style>
    <style:style style:name="Table3.C" style:family="table-column">
      <style:table-column-properties style:column-width="12.74mm" style:rel-column-width="4518*"/>
    </style:style>
    <style:style style:name="Table3.D" style:family="table-column">
      <style:table-column-properties style:column-width="20.67mm" style:rel-column-width="7334*"/>
    </style:style>
    <style:style style:name="Table3.E" style:family="table-column">
      <style:table-column-properties style:column-width="25.47mm" style:rel-column-width="9036*"/>
    </style:style>
    <style:style style:name="Table3.F" style:family="table-column">
      <style:table-column-properties style:column-width="24.31mm" style:rel-column-width="8626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F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F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F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F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6" style:family="table">
      <style:table-properties style:width="184.59mm" fo:margin-left="0mm" fo:margin-right="0.02mm" table:align="margins"/>
    </style:style>
    <style:style style:name="Table6.A" style:family="table-column">
      <style:table-column-properties style:column-width="130.14mm" style:rel-column-width="46203*"/>
    </style:style>
    <style:style style:name="Table6.B" style:family="table-column">
      <style:table-column-properties style:column-width="30.27mm" style:rel-column-width="10746*"/>
    </style:style>
    <style:style style:name="Table6.C" style:family="table-column">
      <style:table-column-properties style:column-width="24.18mm" style:rel-column-width="8586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2" style:family="table">
      <style:table-properties style:width="184.68mm" fo:margin-left="0mm" fo:margin-right="-0.07mm" table:align="margins" fo:keep-with-next="auto" style:may-break-between-rows="true"/>
    </style:style>
    <style:style style:name="Table12.A" style:family="table-column">
      <style:table-column-properties style:column-width="7.25mm" style:rel-column-width="2572*"/>
    </style:style>
    <style:style style:name="Table12.B" style:family="table-column">
      <style:table-column-properties style:column-width="83.2mm" style:rel-column-width="29525*"/>
    </style:style>
    <style:style style:name="Table12.C" style:family="table-column">
      <style:table-column-properties style:column-width="11.08mm" style:rel-column-width="3930*"/>
    </style:style>
    <style:style style:name="Table12.D" style:family="table-column">
      <style:table-column-properties style:column-width="22.33mm" style:rel-column-width="7924*"/>
    </style:style>
    <style:style style:name="Table12.E" style:family="table-column">
      <style:table-column-properties style:column-width="15.88mm" style:rel-column-width="5633*"/>
    </style:style>
    <style:style style:name="Table12.F" style:family="table-column">
      <style:table-column-properties style:column-width="20.67mm" style:rel-column-width="7335*"/>
    </style:style>
    <style:style style:name="Table12.G" style:family="table-column">
      <style:table-column-properties style:column-width="24.29mm" style:rel-column-width="8616*"/>
    </style:style>
    <style:style style:name="Table12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97mm" fo:border-left="none" fo:border-right="none" fo:border-top="0.05pt solid #000000" fo:border-bottom="none"/>
    </style:style>
    <style:style style:name="Table12.G3" style:family="table-cell">
      <style:table-cell-properties style:vertical-align="middle" fo:padding="0.97mm" fo:border-left="none" fo:border-right="none" fo:border-top="0.05pt solid #000000" fo:border-bottom="none"/>
    </style:style>
    <style:style style:name="Table12.A4" style:family="table-cell">
      <style:table-cell-properties style:vertical-align="middle" fo:padding="0.97mm" fo:border="none"/>
    </style:style>
    <style:style style:name="Table12.G4" style:family="table-cell">
      <style:table-cell-properties style:vertical-align="middle" fo:padding="0.97mm" fo:border="none"/>
    </style:style>
    <style:style style:name="Table12.A5" style:family="table-cell">
      <style:table-cell-properties style:vertical-align="middle" fo:padding="0.97mm" fo:border="none"/>
    </style:style>
    <style:style style:name="Table12.G5" style:family="table-cell">
      <style:table-cell-properties style:vertical-align="middle" fo:padding="0.97mm" fo:border="none"/>
    </style:style>
    <style:style style:name="Table12.A6" style:family="table-cell">
      <style:table-cell-properties style:vertical-align="middle" fo:padding="0.97mm" fo:border="none"/>
    </style:style>
    <style:style style:name="Table12.G6" style:family="table-cell">
      <style:table-cell-properties style:vertical-align="middle" fo:padding="0.97mm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3" style:family="table">
      <style:table-properties style:width="184.56mm" fo:margin-left="0.04mm" fo:margin-right="0.02mm" table:align="margins"/>
    </style:style>
    <style:style style:name="Table13.A" style:family="table-column">
      <style:table-column-properties style:column-width="131.8mm" style:rel-column-width="46800*"/>
    </style:style>
    <style:style style:name="Table13.B" style:family="table-column">
      <style:table-column-properties style:column-width="28.61mm" style:rel-column-width="10159*"/>
    </style:style>
    <style:style style:name="Table13.C" style:family="table-column">
      <style:table-column-properties style:column-width="24.15mm" style:rel-column-width="8576*"/>
    </style:style>
    <style:style style:name="Table13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1" style:family="table">
      <style:table-properties style:width="184.61mm" table:align="margins" style:may-break-between-rows="false"/>
    </style:style>
    <style:style style:name="Table1.A" style:family="table-column">
      <style:table-column-properties style:column-width="184.61mm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.94mm" style:rel-column-width="6724*"/>
    </style:style>
    <style:style style:name="Table2.B" style:family="table-column">
      <style:table-column-properties style:column-width="165.66m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4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B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fo:font-weight="bold" officeooo:paragraph-rsid="014d0a61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12fafa2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13939ac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939ac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3bba78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1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1642d0a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343ef1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6pt" officeooo:paragraph-rsid="01358fe8" style:font-name-asian="Microsoft YaHei" style:font-size-asian="6pt" style:font-name-complex="Mangal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1358fe8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f8a39" style:font-name-asian="DejaVu Sans Mono" style:font-size-asian="9pt" style:font-weight-asian="bold" style:font-name-complex="Lohit Hindi" style:font-size-complex="9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10d8f78" officeooo:paragraph-rsid="014bb5dd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8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416893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0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66f0fc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1607ff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1607ffe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2bf054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loext:graphic-properties draw:fill="none"/>
      <style:paragraph-properties fo:margin-left="0mm" fo:margin-right="0mm" fo:line-height="200%" fo:text-align="end" style:justify-single-word="false" fo:text-indent="0mm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fo:font-weight="normal" officeooo:rsid="0020f236" officeooo:paragraph-rsid="014a8375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8.75pt" style:font-size-complex="10pt"/>
    </style:style>
    <style:style style:name="P5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1607ffe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0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 fo:keep-with-next="always">
        <style:tab-stops/>
      </style:paragraph-properties>
      <style:text-properties style:font-name="Arial" fo:font-size="6pt" fo:language="en" fo:country="US" style:text-underline-style="none" fo:font-weight="normal" officeooo:rsid="0166968a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Standard">
      <style:paragraph-properties fo:margin-top="0mm" fo:margin-bottom="0mm" loext:contextual-spacing="false"/>
      <style:text-properties style:font-name="Arial1" fo:font-size="10pt" officeooo:paragraph-rsid="00632732" style:font-size-asian="8.75pt" style:font-size-complex="10pt"/>
    </style:style>
    <style:style style:name="P62" style:family="paragraph" style:parent-style-name="Standard">
      <style:paragraph-properties fo:margin-top="0mm" fo:margin-bottom="0mm" loext:contextual-spacing="false"/>
      <style:text-properties style:font-name="Arial1" fo:font-size="6pt" officeooo:paragraph-rsid="00632732" style:font-size-asian="6pt" style:font-size-complex="6pt"/>
    </style:style>
    <style:style style:name="P63" style:family="paragraph" style:parent-style-name="Standard">
      <style:paragraph-properties fo:margin-top="0mm" fo:margin-bottom="0mm" loext:contextual-spacing="false"/>
      <style:text-properties style:font-name="Arial" fo:font-size="6pt" officeooo:paragraph-rsid="01358fe8" style:font-size-asian="6pt" style:font-size-complex="6pt"/>
    </style:style>
    <style:style style:name="P6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358fe8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358fe8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1607ffe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43ef1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keep-together="always" fo:keep-with-next="always"/>
      <style:text-properties style:font-name="Arial" fo:font-size="9pt" fo:font-weight="normal" officeooo:rsid="00632732" officeooo:paragraph-rsid="01607ffe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officeooo:paragraph-rsid="0053fb64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53fb64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3a2fa0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13d38f0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1358fe8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1358fe8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1358fe8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1358fe8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103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104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loext:graphic-properties draw:fill="none" draw:fill-image-width="0mm" draw:fill-image-height="0mm"/>
      <style:paragraph-properties fo:margin-left="15.88mm" fo:margin-right="0mm" fo:line-height="100%" fo:text-align="start" style:justify-single-word="false" fo:text-indent="-15.88m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8" style:family="paragraph" style:parent-style-name="Standard"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9" style:family="paragraph" style:parent-style-name="Standard">
      <style:paragraph-properties fo:text-align="end" style:justify-single-word="false"/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10" style:family="paragraph" style:parent-style-name="Standard">
      <style:paragraph-properties fo:text-align="end" style:justify-single-word="false"/>
      <style:text-properties style:font-name="Arial1" fo:font-size="9pt" fo:font-weight="bold" officeooo:rsid="017ed9d5" officeooo:paragraph-rsid="01358fe8" style:font-size-asian="9pt" style:font-weight-asian="bold" style:font-size-complex="9pt" style:font-weight-complex="bold"/>
    </style:style>
    <style:style style:name="P111" style:family="paragraph" style:parent-style-name="Text_20_body">
      <style:text-properties style:font-name="Arial" fo:font-size="6pt" fo:language="en" fo:country="US" style:text-underline-style="none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" fo:font-size="10pt" style:text-underline-style="none" fo:font-weight="bold" officeooo:rsid="00fe5e40" officeooo:paragraph-rsid="016ca1d9" style:font-name-asian="Arial1" style:font-size-asian="10pt" style:font-weight-asian="bold" style:font-name-complex="Arial1" style:font-size-complex="10pt" style:font-weight-complex="bold"/>
    </style:style>
    <style:style style:name="P113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8.75pt" style:font-size-complex="10pt"/>
    </style:style>
    <style:style style:name="P11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fo:font-weight="normal" officeooo:rsid="016dac42" style:font-name-asian="Arial1" style:font-weight-asian="normal" style:font-name-complex="Arial1" style:font-weight-complex="normal"/>
    </style:style>
    <style:style style:name="T6" style:family="text">
      <style:text-properties style:text-underline-style="none" officeooo:rsid="0077f120"/>
    </style:style>
    <style:style style:name="T7" style:family="text">
      <style:text-properties officeooo:rsid="002460c0"/>
    </style:style>
    <style:style style:name="T8" style:family="text">
      <style:text-properties style:font-name="Arial1" style:text-underline-style="none"/>
    </style:style>
    <style:style style:name="T9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0" style:family="text">
      <style:text-properties style:font-name="Arial1" style:text-underline-style="none" officeooo:rsid="003bba78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2f9236"/>
    </style:style>
    <style:style style:name="T16" style:family="text">
      <style:text-properties style:font-name="Arial1" officeooo:rsid="00245a79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587dcc" style:font-name-asian="Microsoft YaHei" style:font-name-complex="Mangal"/>
    </style:style>
    <style:style style:name="T1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officeooo:rsid="0086630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fd8749" style:font-weight-asian="normal" style:font-weight-complex="normal"/>
    </style:style>
    <style:style style:name="T25" style:family="text">
      <style:text-properties fo:font-weight="normal" style:font-name-asian="Microsoft YaHei" style:font-weight-asian="normal" style:font-name-complex="Mangal" style:font-weight-complex="normal"/>
    </style:style>
    <style:style style:name="T26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27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8" style:family="text">
      <style:text-properties officeooo:rsid="00fd8749"/>
    </style:style>
    <style:style style:name="T29" style:family="text">
      <style:text-properties officeooo:rsid="00245a79"/>
    </style:style>
    <style:style style:name="T30" style:family="text">
      <style:text-properties officeooo:rsid="01122dc7"/>
    </style:style>
    <style:style style:name="T31" style:family="text">
      <style:text-properties officeooo:rsid="0185b343"/>
    </style:style>
    <style:style style:name="T32" style:family="text">
      <style:text-properties officeooo:rsid="001bca69"/>
    </style:style>
    <style:style style:name="T33" style:family="text">
      <style:text-properties officeooo:rsid="004b90b4"/>
    </style:style>
    <style:style style:name="T34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35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55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1"/>
            </table:table-cell>
            <table:table-cell table:style-name="Table9.A1" table:number-rows-spanned="2" office:value-type="string">
              <text:p text:style-name="P42"><text:span text:style-name="T20"/></text:p>
              <text:p text:style-name="P42"><text:span text:style-name="T20"/></text:p>
              <text:p text:style-name="P42"><text:span text:style-name="T20"/></text:p>
              <text:p text:style-name="P42"><text:span text:style-name="T20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36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32"><text:text-input text:description="&lt;o.partner_id.zip or ''&gt;">ZipCode</text:text-input><text:s/><text:text-input text:description="&lt;o.partner_id.city or ''&gt;">City</text:text-input></text:p>
              <text:p text:style-name="P58"><text:text-input text:description="&lt;o.partner_id.country_id.name or ''&gt;">Country</text:text-input></text:p>
              <text:p text:style-name="P34"/>
            </table:table-cell>
            <table:table-cell table:style-name="Table9.C1" office:value-type="string">
              <text:p text:style-name="P38"><text:span text:style-name="T19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24">:</text:span><text:span text:style-name="T29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37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39"><text:span text:style-name="T13"><text:text-input text:description="&lt;if test=&quot;o.company_id and o.company_id.country_id and o.company_id.country_id.code == 'BA'&quot;&gt;">if company == BA</text:text-input></text:span><text:span text:style-name="T15"><text:text-input text:description="&lt;_(&quot;PDV br.:&quot;)&gt;">PDV br.:</text:text-input></text:span><text:span text:style-name="T12">:</text:span><text:span text:style-name="T14"> </text:span><text:span text:style-name="T11"><text:text-input text:description="&lt;(o.partner_id.tax or '')&gt;">TAX</text:text-input></text:span><text:span text:style-name="T12"><text:text-input text:description="&lt;/if&gt;">end if</text:text-input></text:span></text:p>
              <text:p text:style-name="P40"><text:span text:style-name="T13"><text:text-input text:description="&lt;if test=&quot;o.company_id and o.company_id.country_id and o.company_id.country_id.code == 'RS'&quot;&gt;">if company == RS</text:text-input></text:span><text:span text:style-name="T15"><text:text-input text:description="&lt;_(&quot;ID Number.&quot;)&gt;">ID Number</text:text-input></text:span><text:span text:style-name="T11">:</text:span><text:span text:style-name="T16"> </text:span><text:span text:style-name="T11"><text:text-input text:description="&lt;(o.partner_id.id_number or '')&gt;">num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3"/>
            <text:p text:style-name="P53"/>
            <text:p text:style-name="P29"><text:span text:style-name="T33"><text:text-input text:description="&lt;_(&quot;Issue date, time and place&quot;)&gt;">Issue date, time and place</text:text-input></text:span><text:span text:style-name="T33">:</text:span></text:p>
            <text:p text:style-name="P30"><text:span text:style-name="T35"><text:text-input text:description="&lt;formatLang(o.invoicing_datetime or '',date_time=True)&gt;">invoicing_datetime</text:text-input></text:span><text:span text:style-name="T26">, </text:span><text:span text:style-name="T34"><text:text-input text:description="&lt;company.partner_id.city&gt;">City</text:text-input></text:span></text:p>
            <text:p text:style-name="P31"><text:span text:style-name="T18"><text:text-input text:description="&lt;_(&quot;Invoice date&quot;)&gt;">Invoice date</text:text-input></text:span><text:span text:style-name="T18">:</text:span><text:span text:style-name="T27"> </text:span><text:span text:style-name="T27"><text:text-input text:description="&lt;formatLang(o.date_invoice or '',date=True)&gt;">date_invoice</text:text-input></text:span></text:p>
            <text:p text:style-name="P9"><text:span text:style-name="T32"><text:text-input text:description="&lt;_(&quot;Delivery date&quot;)&gt;">Delivery date</text:text-input></text:span><text:span text:style-name="T32">: </text:span><text:span text:style-name="T25"><text:text-input text:description="&lt;formatLang(o.date_delivery or '',date=True)&gt;">Date Delivery</text:text-input></text:span></text:p>
            <text:p text:style-name="P54"><text:span text:style-name="T9"><text:text-input text:description="&lt;_(&quot;Due date&quot;)&gt;">Due date</text:text-input></text:span><text:span text:style-name="T9">: </text:span><text:span text:style-name="T10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9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106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59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3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0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4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7"/>
          </table:table-cell>
        </table:table-row>
        <table:table-row table:style-name="Table5.8">
          <table:table-cell table:style-name="Table5.A1" office:value-type="string">
            <text:p text:style-name="P35"><text:text-input text:description="&lt; _(&quot;Advance invoice&quot;)&gt;">Advance invoice</text:text-input>: <text:span text:style-name="T6"><text:text-input text:description="&lt;(o.number or '')&gt;">number</text:text-input></text:span></text:p>
          </table:table-cell>
        </table:table-row>
      </table:table>
      <text:p text:style-name="P6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4"><text:text-input text:description="&lt;_(&quot;Total&quot;)&gt;">Total</text:text-input></text:p>
          </table:table-cell>
          <table:table-cell table:style-name="Table3.F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B2" office:value-type="string">
            <text:p text:style-name="P6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24"/>
          </table:table-cell>
        </table:table-row>
        <table:table-row>
          <table:table-cell table:style-name="Table3.A4" table:number-columns-spanned="5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table-cell table:style-name="Table3.F4" office:value-type="string">
            <text:p text:style-name="P19"/>
          </table:table-cell>
        </table:table-row>
        <table:table-row>
          <table:table-cell table:style-name="Table3.A5" table:number-columns-spanned="5" office:value-type="string">
            <text:p text:style-name="P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F5" office:value-type="string">
            <text:p text:style-name="P24"/>
          </table:table-cell>
        </table:table-row>
        <table:table-row>
          <table:table-cell table:style-name="Table3.A6" table:number-columns-spanned="5" office:value-type="string">
            <text:p text:style-name="P2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6" office:value-type="string">
            <text:p text:style-name="P23"/>
          </table:table-cell>
        </table:table-row>
        <table:table-row table:style-name="Table3.7">
          <table:table-cell table:style-name="Table3.A7" office:value-type="string">
            <text:p text:style-name="P88"><text:text-input text:description="&lt;str(o.invoice_line._ids.index(line.id)+1)&gt;">rbr</text:text-input>.</text:p>
          </table:table-cell>
          <table:table-cell table:style-name="Table3.A7" office:value-type="string">
            <text:p text:style-name="P94"><text:text-input text:description="&lt;if test=&quot;line.product_id.description&quot;&gt;">test_description</text:text-input></text:p>
            <text:p text:style-name="P89"><text:text-input text:description="&lt;line.product_id.description or ''&gt;">Product Name</text:text-input><text:span text:style-name="T22"><text:text-input text:description=""/></text:span></text:p>
            <text:p text:style-name="P95"><text:text-input text:description="&lt;/if&gt;">end_test</text:text-input></text:p>
            <text:p text:style-name="P96"><text:text-input text:description="&lt;if test=&quot;line.name&quot;&gt;">test_name</text:text-input></text:p>
            <text:p text:style-name="P90"><text:text-input text:description="&lt;line.name or ''&gt;">line_description</text:text-input></text:p>
            <text:p text:style-name="P95"><text:text-input text:description="&lt;/if&gt;">end_test</text:text-input></text:p>
          </table:table-cell>
          <table:table-cell table:style-name="Table3.A7" office:value-type="string">
            <text:p text:style-name="P10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1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1"><text:text-input text:description="&lt;formatLang(line.price_unit*line.quantity,digits=2) or ''&gt;">price_unit</text:text-input><text:s/></text:p>
          </table:table-cell>
          <table:table-cell table:style-name="Table3.A7" office:value-type="string">
            <text:p text:style-name="P92"><text:text-input text:description="&lt;formatLang(line.amount_total, digits=2) or ''&gt;">amount total</text:text-input><text:s/></text:p>
          </table:table-cell>
        </table:table-row>
        <table:table-row>
          <table:table-cell table:style-name="Table3.A8" table:number-columns-spanned="5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A8" office:value-type="string">
            <text:p text:style-name="P2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0"><text:text-input text:description="&lt;_(&quot;SUBTOTAL&quot;)&gt;">SUBTOTAL</text:text-input>:</text:p>
            <text:p text:style-name="P66"><text:span text:style-name="T1"><text:text-input text:description="&lt;_(&quot;VAT&quot;)&gt;">VAT</text:text-input></text:span>:</text:p>
            <text:p text:style-name="P70"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66"><text:text-input text:description="&lt;formatLang(o.amount_untaxed, digits=2) or ''&gt;">untaxed</text:text-input><text:s/><text:span text:style-name="T8"><text:text-input text:description="&lt;objects.currency_id.name or ''&gt;">curr</text:text-input></text:span></text:p>
            <text:p text:style-name="P66"><text:text-input text:description="&lt;formatLang(o.amount_tax, digits=2) or ''&gt;">tax</text:text-input><text:s/><text:span text:style-name="T8"><text:text-input text:description="&lt;objects.currency_id.name or ''&gt;">curr</text:text-input></text:span></text:p>
            <text:p text:style-name="P66"><text:text-input text:description="&lt;formatLang(o.amount_total, digits=2) or ''&gt;">Total</text:text-input><text:s/><text:span text:style-name="T8"><text:text-input text:description="&lt;objects.currency_id.name or ''&gt;">curr</text:text-input></text:span></text:p>
          </table:table-cell>
          <table:table-cell table:style-name="Table6.A1" office:value-type="string">
            <text:p text:style-name="P66"/>
          </table:table-cell>
        </table:table-row>
      </table:table>
      <text:p text:style-name="P62"><text:text-input text:description="&lt;/if&gt;">end_if</text:text-input></text:p>
      <text:p text:style-name="P111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108"><text:text-input text:description="&lt;_(&quot;Item&quot;)&gt;">Item</text:text-input></text:p>
          </table:table-cell>
          <table:table-cell table:style-name="Table12.B1" office:value-type="string">
            <text:p text:style-name="P108"><text:text-input text:description="&lt;_(&quot;Product&quot;)&gt;">Product</text:text-input></text:p>
          </table:table-cell>
          <table:table-cell table:style-name="Table12.B1" office:value-type="string">
            <text:p text:style-name="P108"><text:text-input text:description="&lt;_(&quot;Qty&quot;)&gt;">Qty</text:text-input></text:p>
          </table:table-cell>
          <table:table-cell table:style-name="Table12.B1" office:value-type="string">
            <text:p text:style-name="P109"><text:text-input text:description="&lt;_(&quot;Unit price&quot;)&gt;">Unit price</text:text-input></text:p>
          </table:table-cell>
          <table:table-cell table:style-name="Table12.B1" office:value-type="string">
            <text:p text:style-name="P109"><text:text-input text:description="&lt;_(&quot;Total&quot;)&gt;">Total</text:text-input></text:p>
          </table:table-cell>
          <table:table-cell table:style-name="Table12.B1" office:value-type="string">
            <text:p text:style-name="P110"><text:span text:style-name="T31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12.A2" office:value-type="string">
            <text:p text:style-name="P16"/>
          </table:table-cell>
          <table:table-cell table:style-name="Table12.B2" office:value-type="string">
            <text:p text:style-name="P18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G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2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3" office:value-type="string">
            <text:p text:style-name="P26"/>
          </table:table-cell>
        </table:table-row>
        <table:table-row>
          <table:table-cell table:style-name="Table12.A4" table:number-columns-spanned="6" office:value-type="string">
            <text:p text:style-name="P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4" office:value-type="string">
            <text:p text:style-name="P28"/>
          </table:table-cell>
        </table:table-row>
        <table:table-row>
          <table:table-cell table:style-name="Table12.A5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5" office:value-type="string">
            <text:p text:style-name="P26"/>
          </table:table-cell>
        </table:table-row>
        <table:table-row>
          <table:table-cell table:style-name="Table12.A6" table:number-columns-spanned="6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6" office:value-type="string">
            <text:p text:style-name="P27"/>
          </table:table-cell>
        </table:table-row>
        <table:table-row table:style-name="Table12.7">
          <table:table-cell table:style-name="Table12.A7" office:value-type="string">
            <text:p text:style-name="P97"><text:text-input text:description="&lt;str(o.invoice_line._ids.index(line.id)+1)&gt;">rbr</text:text-input>.</text:p>
          </table:table-cell>
          <table:table-cell table:style-name="Table12.A7" office:value-type="string">
            <text:p text:style-name="P101"><text:text-input text:description="&lt;if test=&quot;line.product_id.description&quot;&gt;">test_description</text:text-input></text:p>
            <text:p text:style-name="P98"><text:text-input text:description="&lt;line.product_id.description or ''&gt;">Product Name</text:text-input><text:span text:style-name="T22"><text:text-input text:description=""/></text:span></text:p>
            <text:p text:style-name="P102"><text:text-input text:description="&lt;/if&gt;">end_test</text:text-input></text:p>
            <text:p text:style-name="P103"><text:text-input text:description="&lt;if test=&quot;line.name&quot;&gt;">test_name</text:text-input></text:p>
            <text:p text:style-name="P99"><text:text-input text:description="&lt;line.name or ''&gt;">line_description</text:text-input></text:p>
            <text:p text:style-name="P102"><text:text-input text:description="&lt;/if&gt;">end_test</text:text-input></text:p>
          </table:table-cell>
          <table:table-cell table:style-name="Table12.A7" office:value-type="string">
            <text:p text:style-name="P105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0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0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0"><text:text-input text:description="&lt;formatLang(line.amount_tax,digits=2) or ''&gt;">tax</text:text-input></text:p>
          </table:table-cell>
          <table:table-cell table:style-name="Table12.A7" office:value-type="string">
            <text:p text:style-name="P93"><text:text-input text:description="&lt;formatLang(line.amount_total, digits=2) or ''&gt;">amount total</text:text-input></text:p>
          </table:table-cell>
        </table:table-row>
        <table:table-row>
          <table:table-cell table:style-name="Table12.A8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A8" office:value-type="string">
            <text:p text:style-name="P26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>
          <table:table-cell table:style-name="Table13.A1" office:value-type="string">
            <text:p text:style-name="P71"><text:text-input text:description="&lt;_(&quot;SUBTOTAL&quot;)&gt;">SUBTOTAL</text:text-input>:</text:p>
            <text:p text:style-name="P67"><text:span text:style-name="T1"><text:text-input text:description="&lt;_(&quot;VAT&quot;)&gt;">VAT</text:text-input></text:span>:</text:p>
            <text:p text:style-name="P71"><text:span text:style-name="T17"><text:text-input text:description="&lt;_(&quot;TOTAL&quot;)&gt;">TOTAL</text:text-input></text:span><text:span text:style-name="T17">:</text:span></text:p>
          </table:table-cell>
          <table:table-cell table:style-name="Table13.A1" office:value-type="string">
            <text:p text:style-name="P67"><text:text-input text:description="&lt;formatLang(o.amount_untaxed, digits=2) or ''&gt;">untaxed</text:text-input><text:s/><text:span text:style-name="T8"><text:text-input text:description="&lt;objects.currency_id.name or ''&gt;">curr</text:text-input></text:span></text:p>
            <text:p text:style-name="P67"><text:text-input text:description="&lt;formatLang(o.amount_tax, digits=2) or ''&gt;">tax</text:text-input><text:s/><text:span text:style-name="T8"><text:text-input text:description="&lt;objects.currency_id.name or ''&gt;">curr</text:text-input></text:span></text:p>
            <text:p text:style-name="P67"><text:text-input text:description="&lt;formatLang(o.amount_total, digits=2) or ''&gt;">Total</text:text-input><text:s/><text:span text:style-name="T8"><text:text-input text:description="&lt;objects.currency_id.name or ''&gt;">curr</text:text-input></text:span></text:p>
          </table:table-cell>
          <table:table-cell table:style-name="Table13.A1" office:value-type="string">
            <text:p text:style-name="P67"/>
          </table:table-cell>
        </table:table-row>
      </table:table>
      <text:p text:style-name="P63"><text:text-input text:description="&lt;/if&gt;">end if</text:text-input></text:p>
      <text:p text:style-name="P6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85"><text:text-input text:description="&lt;if test=&quot;company.partner_id.country_id.code in ['HR','SI','RS']&quot;&gt;">if_tax_recapitula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84"><text:text-input text:description="&lt;/if&gt;">end_if</text:text-input></text:p>
          </table:table-cell>
          <table:covered-table-cell/>
          <table:covered-table-cell/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</table:table-row>
      </table:table>
      <text:p text:style-name="P5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6"><text:text-input text:description="&lt;if test=&quot;o.company_id and o.company_id.country_id and o.company_id.country_id.code == 'HR'&quot;&gt;">if company == HR</text:text-input></text:p>
          </table:table-cell>
        </table:table-row>
        <table:table-row table:style-name="Table1.1">
          <table:table-cell table:style-name="Table1.A1" office:value-type="string">
            <text:p text:style-name="P75"><text:text-input text:description="&lt;for each=&quot;warranty in o.warranty_period_data_sale_ids&quot;&gt;">For line</text:text-input></text:p>
          </table:table-cell>
        </table:table-row>
        <table:table-row table:style-name="Table1.1">
          <table:table-cell table:style-name="Table1.A1" office:value-type="string">
            <text:p text:style-name="P73"><text:text-input text:description="&lt;warranty.description or ''&gt;">warranty</text:text-input></text:p>
          </table:table-cell>
        </table:table-row>
        <table:table-row table:style-name="Table1.1">
          <table:table-cell table:style-name="Table1.A1" office:value-type="string">
            <text:p text:style-name="P75"><text:text-input text:description="&lt;/for&gt;">End for line</text:text-input></text:p>
          </table:table-cell>
        </table:table-row>
        <table:table-row table:style-name="Table1.1">
          <table:table-cell table:style-name="Table1.A1" office:value-type="string">
            <text:p text:style-name="P51"><text:text-input text:description="&lt;/if&gt;">endtest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5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8"><text:text-input text:description="&lt;_(&quot;Payment&quot;)&gt;">Payment</text:text-input>:</text:p>
          </table:table-cell>
          <table:table-cell table:style-name="Table2.A1" office:value-type="string">
            <text:p text:style-name="P72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50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Internal document number&quot;)&gt;">Internal document number</text:text-input></text:span><text:span text:style-name="T2">: </text:span><text:span text:style-name="T3"><text:text-input text:description="&lt; o.internal_invoice_number or ''&gt;">internal_invoice_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6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:</text:p>
            <text:p text:style-name="P74"><text:span text:style-name="T21"><text:text-input text:description="&lt;if test=&quot;o.partner_bank_id.state=='iban'&quot;&gt;">if_iban</text:text-input></text:span><text:text-input text:description="&lt;_(&quot;IBAN:&quot;)&gt;">IBAN</text:text-input><text:span text:style-name="T21"><text:text-input text:description="&lt;/if&gt;">end_if</text:text-input></text:span><text:span text:style-name="T21"><text:text-input text:description="&lt;if test=&quot;o.partner_bank_id.state=='bank'&quot;&gt;">if_bank_account</text:text-input></text:span><text:text-input text:description="&lt;_('Bank account')&gt;">bank_account</text:text-input><text:span text:style-name="T21"><text:text-input text:description="&lt;/if&gt;">end_if</text:text-input></text:span><text:s/><text:text-input text:description="&lt;o.partner_bank_id.acc_number or ''&gt;">bank_acc_number</text:text-input></text:p>
            <text:p text:style-name="P74"><text:text-input text:description="&lt;o.partner_bank_id.bank.name or ''&gt;">bank_name</text:text-input></text:p>
            <text:p text:style-name="P21"><text:span text:style-name="T23"><text:text-input text:description="&lt;o.partner_bank_id.bank.street or ''&gt;">bank_street</text:text-input></text:span><text:span text:style-name="T23">, </text:span><text:span text:style-name="T23"><text:text-input text:description="&lt;o.partner_bank_id.bank.zip or ''&gt;">bank_zip</text:text-input></text:span><text:span text:style-name="T23"><text:s/></text:span><text:span text:style-name="T23"><text:text-input text:description="&lt;o.partner_bank_id.bank.city or ''&gt;">bank_city</text:text-input></text:span></text:p>
            <text:p text:style-name="P69"><text:span text:style-name="T23"><text:text-input text:description="&lt;_(&quot;SWIFT:&quot;)&gt;">_SWIFT</text:text-input></text:span><text:s/><text:span text:style-name="T23"><text:text-input text:description="&lt;o.partner_bank_id.bank.bic or ''&gt;">bank_bic</text:text-input></text:span></text:p>
            <text:p text:style-name="P52"><text:span text:style-name="T30"><text:text-input text:description="&lt;/if&gt;">end if</text:text-input></text:span><text:s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8"/>
          </table:table-cell>
          <table:covered-table-cell/>
        </table:table-row>
        <table:table-row table:style-name="Table8.4">
          <table:table-cell table:style-name="Table8.A4" table:number-columns-spanned="2" office:value-type="string">
            <text:p text:style-name="P1"/>
          </table:table-cell>
          <table:covered-table-cell/>
        </table:table-row>
        <table:table-row table:style-name="Table8.4">
          <table:table-cell table:style-name="Table8.A4" office:value-type="string">
            <text:p text:style-name="P65"><text:span text:style-name="T7"><text:text-input text:description="&lt;_(&quot;Responsible person&quot;)&gt;">Responsible person</text:text-input></text:span><text:span text:style-name="T7">:</text:span></text:p>
            <text:p text:style-name="P107"><text:span text:style-name="T4"><text:text-input text:description="&lt;company.partner_id.user_id.name &gt;">user</text:text-input></text:span><text:span text:style-name="T5"><text:s/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12"><text:span text:style-name="T23"><text:text-input text:description="&lt;company.partner_id.user_id.title &gt;">title</text:text-input></text:span><text:s/></text:p>
          </table:table-cell>
          <table:table-cell table:style-name="Table8.B5" office:value-type="string">
            <text:p text:style-name="P6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<text:text-input text:description="&lt;company.invoice_issuer.name or ''&gt;">accountant</text:text-input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editing-duration>PT20H54M12S</meta:editing-duration>
    <meta:editing-cycles>314</meta:editing-cycles>
    <meta:generator>LibreOffice/6.4.6.2$Linux_X86_64 LibreOffice_project/40$Build-2</meta:generator>
    <dc:date>2021-02-08T14:38:45.721459327</dc:date>
    <meta:document-statistic meta:table-count="10" meta:image-count="0" meta:object-count="0" meta:page-count="2" meta:paragraph-count="124" meta:word-count="621" meta:character-count="1822" meta:non-whitespace-character-count="1698"/>
  </office:meta>
</office:document-meta>
</file>